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2.0783in"/>
    </style:style>
    <style:style style:name="co4" style:family="table-column">
      <style:table-column-properties fo:break-before="auto" style:column-width="2.66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table table:name="Tietokohteiden määrittel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table:number-columns-spanned="2" table:number-rows-spanned="1">
            <text:p>Tietokohde: Kayttaja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>
            <text:p>Attribuutti</text:p>
          </table:table-cell>
          <table:table-cell table:style-name="ce4" office:value-type="string">
            <text:p>Arvojoukko</text:p>
          </table:table-cell>
          <table:table-cell table:style-name="ce4" office:value-type="string">
            <text:p>Kuvailu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Etunimi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Kayttajan etunimi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Sukunimi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Kayttajan sukunimi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Sähköposti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Kayttajan sähköpostiosoit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Puhelin</text:p>
          </table:table-cell>
          <table:table-cell table:style-name="ce5" office:value-type="string">
            <text:p>Merkkijono, max. 15 merkkiä</text:p>
          </table:table-cell>
          <table:table-cell table:style-name="ce5" office:value-type="string">
            <text:p>Kayttajan puhelinnumero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5" office:value-type="string">
            <text:p>Osoite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Kayttajan katuosoite, esim. ”Tietokantakuja 13”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Postinumero</text:p>
          </table:table-cell>
          <table:table-cell table:style-name="ce5" office:value-type="string">
            <text:p>Merkkijono, max. 5 merkkiä</text:p>
          </table:table-cell>
          <table:table-cell table:style-name="ce5" office:value-type="string">
            <text:p>Postinumero, sisältää vain numeroita, esim. ”00100”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Posti</text:p>
          </table:table-cell>
          <table:table-cell table:style-name="ce5" office:value-type="string">
            <text:p>Merkkijono, max. 30 merkkiä</text:p>
          </table:table-cell>
          <table:table-cell table:style-name="ce5" office:value-type="string">
            <text:p>Postitoimipaikka, esim. ”Helsinki”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Salasana</text:p>
          </table:table-cell>
          <table:table-cell table:style-name="ce5" office:value-type="string">
            <text:p>Merkkijono, max. 120 merkkiä</text:p>
          </table:table-cell>
          <table:table-cell table:style-name="ce5" office:value-type="string">
            <text:p>Kayttajan salasana (kryptattuna)</text:p>
          </table:table-cell>
          <table:table-cell table:number-columns-repeated="1020"/>
        </table:table-row>
        <table:table-row table:style-name="ro6" table:number-rows-repeated="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Tietokohde: Tuoteryhmä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>
            <text:p>Attribuutti</text:p>
          </table:table-cell>
          <table:table-cell table:style-name="ce4" office:value-type="string">
            <text:p>Arvojoukko</text:p>
          </table:table-cell>
          <table:table-cell table:style-name="ce4" office:value-type="string">
            <text:p>Kuvailu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Nimi</text:p>
          </table:table-cell>
          <table:table-cell table:style-name="ce5" office:value-type="string">
            <text:p>Merkkijono, max. 50 merkkiä</text:p>
          </table:table-cell>
          <table:table-cell table:style-name="ce5" office:value-type="string">
            <text:p>Tuoteryhmän nimi, esimerkiksi: ”Hääkakut”</text:p>
          </table:table-cell>
          <table:table-cell table:number-columns-repeated="1020"/>
        </table:table-row>
        <table:table-row table:style-name="ro6" table:number-rows-repeated="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Tietokohde: Tuote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>
            <text:p>Attribuutti</text:p>
          </table:table-cell>
          <table:table-cell table:style-name="ce4" office:value-type="string">
            <text:p>Arvojoukko</text:p>
          </table:table-cell>
          <table:table-cell table:style-name="ce4" office:value-type="string">
            <text:p>Kuvailu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Nimi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Tuotteen nimi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Hinta</text:p>
          </table:table-cell>
          <table:table-cell table:style-name="ce5" office:value-type="string">
            <text:p>Desimaaliluku</text:p>
          </table:table-cell>
          <table:table-cell table:style-name="ce5" office:value-type="string">
            <text:p>Tuotteen hinta euroina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Kuvaus</text:p>
          </table:table-cell>
          <table:table-cell table:style-name="ce5" office:value-type="string">
            <text:p>Merkkijono, max. 3000 merkkiä</text:p>
          </table:table-cell>
          <table:table-cell table:style-name="ce5" office:value-type="string">
            <text:p>Tuotteen tarkempi kuvaus</text:p>
          </table:table-cell>
          <table:table-cell table:number-columns-repeated="1020"/>
        </table:table-row>
        <table:table-row table:style-name="ro6" table:number-rows-repeated="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Tietokohde: Tilaus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>
            <text:p>Attribuutti</text:p>
          </table:table-cell>
          <table:table-cell table:style-name="ce4" office:value-type="string">
            <text:p>Arvojoukko</text:p>
          </table:table-cell>
          <table:table-cell table:style-name="ce4" office:value-type="string">
            <text:p>Kuvailu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Tilausvaihe</text:p>
          </table:table-cell>
          <table:table-cell table:style-name="ce5" office:value-type="string">
            <text:p>Merkkijono, max. 50 merkkiä</text:p>
          </table:table-cell>
          <table:table-cell table:style-name="ce5" office:value-type="string">
            <text:p>Tilausvaihe, esim. ”Avoin”, ”Odottaa maksua” tai ”Toimitettu”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Tilauspäivä</text:p>
          </table:table-cell>
          <table:table-cell table:style-name="ce5" office:value-type="string">
            <text:p>Päivämäärä</text:p>
          </table:table-cell>
          <table:table-cell table:style-name="ce5" office:value-type="string">
            <text:p>Päivämäärä, jolloin tilaus on tehty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Toimituspäivä</text:p>
          </table:table-cell>
          <table:table-cell table:style-name="ce5" office:value-type="string">
            <text:p>Päivämäärä</text:p>
          </table:table-cell>
          <table:table-cell table:style-name="ce5" office:value-type="string">
            <text:p>Päivämäärä, jolloin tilaus on määrä toimittaa asiakkaalle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Toimitustapa</text:p>
          </table:table-cell>
          <table:table-cell table:style-name="ce5" office:value-type="string">
            <text:p>Merkkijono, max. 20 merkkiä</text:p>
          </table:table-cell>
          <table:table-cell table:style-name="ce5" office:value-type="string">
            <text:p>Toimitustapa, esim. ”Nouto” tai ”Toimitus”</text:p>
          </table:table-cell>
          <table:table-cell table:number-columns-repeated="1020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3T02:45:37.594000000</meta:creation-date>
    <dc:date>2014-04-13T20:41:41</dc:date>
    <meta:editing-duration>PT9H41M24S</meta:editing-duration>
    <meta:editing-cycles>10</meta:editing-cycles>
    <meta:generator>LibreOffice/3.5$Linux_X86_64 LibreOffice_project/350m1$Build-2</meta:generator>
    <dc:creator>Sami </dc:creator>
    <meta:document-statistic meta:table-count="1" meta:cell-count="64" meta:object-count="0"/>
  </office:meta>
</office:document-meta>
</file>